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-subtitle">
      <style:graphic-properties fo:min-height="5.913cm"/>
    </style:style>
    <style:style style:name="pr4" style:family="presentation" style:parent-style-name="Vivid-subtitle">
      <style:graphic-properties fo:min-height="4.435cm"/>
    </style:style>
    <style:style style:name="P1" style:family="paragraph">
      <loext:graphic-properties draw:fill-color="#ffffff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Une partie [d’une compagnie de policiers] pourrait être dissolu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Elle a été dissoute : c’est l’amoral de l’histoir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Jean Bassoulet a été élu à l’humanité premier magistrat de la commune de Saint-Bomer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 l’unanimité et à l’humain levé 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Six pièges à rats masqués dissimulés dans des buses ont été volés mercredi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vec les rats musqués, faut-il prendre des gants 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es priorités : […] remplacer dans l’avenir des ampoules par des laides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Ou par des LED à l’état meuf 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ertains s’inquiètent d’une volonté de germination des Ardennes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Germanisation ou pas, l’état-major s’est planté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es affrontements frontaliers entre la Chine et l’Inde se déroulent toujours dans des régions montagneuses, à plusieurs dizaines de kilomètres d’altitud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elligérants, cessez le feu et prenez de la hauteur 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[a] venue [du Premier ministre] vient du constat de l’importance actuelle de l’épidémie de Corvidé-19 sur le territoire.»</text:p>
          </draw:text-box>
        </draw:frame>
        <draw:frame presentation:style-name="pr3" draw:layer="layout" svg:width="29.972cm" svg:height="5.913cm" svg:x="1.536cm" svg:y="14.49cm" presentation:class="subtitle" presentation:user-transformed="true">
          <draw:text-box>
            <text:p>En pleine épidémie de Covid-19, tel un corvidé (de la famille des corbeaux et autres pies), l’orateur s’est fait traiter de tous les noms d’oiseaux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8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anal Sport, Formule1. Grand prix de Syrie.»</text:p>
          </draw:text-box>
        </draw:frame>
        <draw:frame presentation:style-name="pr4" draw:layer="layout" svg:width="29.972cm" svg:height="4.435cm" svg:x="1.536cm" svg:y="14.49cm" presentation:class="subtitle" presentation:user-transformed="true">
          <draw:text-box>
            <text:p>Cela se passe en Styrie, une région d’Autriche : rien à voir avec la Formule Hun pratiquée par Assad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9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et incendie aurait pu être moins important si le feu n’avait pas commencé.»</text:p>
          </draw:text-box>
        </draw:frame>
        <draw:frame presentation:style-name="pr4" draw:layer="layout" svg:width="29.972cm" svg:height="4.435cm" svg:x="1.536cm" svg:y="14.49cm" presentation:class="subtitle" presentation:user-transformed="true">
          <draw:text-box>
            <text:p>Merci d’avoir apporté un peu de lumière !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10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Selon les forces de l’ordre, les causes de l’incendie ne seraient pas encore inconnues.»</text:p>
          </draw:text-box>
        </draw:frame>
        <draw:frame presentation:style-name="pr4" draw:layer="layout" svg:width="29.972cm" svg:height="4.435cm" svg:x="1.536cm" svg:y="14.49cm" presentation:class="subtitle" presentation:user-transformed="true">
          <draw:text-box>
            <text:p>L’enquête piétine à toute vitesse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0:19:52.929004421</meta:creation-date>
    <meta:editing-duration>PT4H23M55S</meta:editing-duration>
    <meta:editing-cycles>24</meta:editing-cycles>
    <meta:generator>LibreOffice/6.0.7.3$Linux_X86_64 LibreOffice_project/00m0$Build-3</meta:generator>
    <dc:title>Vivid</dc:title>
    <dc:date>2020-08-31T21:56:56.508280981</dc:date>
    <meta:document-statistic meta:object-count="80"/>
  </office:meta>
</office:document-meta>
</file>